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0.14mm" svg:height="89.99mm" svg:x="186.03mm" svg:y="5.52mm">
            <loext:p draw:notify-on-update-of-ranges="Sheet1.A10:Sheet1.A14 Sheet1.C10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0.77mm" svg:y="6.32mm">
            <loext:p draw:notify-on-update-of-ranges="Sheet1.A10:Sheet1.A14 Sheet1.D10:Sheet1.D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9.05mm" svg:height="89.99mm" svg:x="183.38mm" svg:y="105.92mm">
            <loext:p draw:notify-on-update-of-ranges="Sheet1.A10:Sheet1.A14 Sheet1.F10:Sheet1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15.44mm" svg:y="109.64mm">
            <loext:p draw:notify-on-update-of-ranges="Sheet1.A10:Sheet1.A14 Sheet1.G10:Sheet1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0 Function </text:p>
          </table:table-cell>
          <table:table-cell table:number-columns-repeated="2"/>
          <table:table-cell office:value-type="string" calcext:value-type="string">
            <text:p>1 func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dua Order</text:p>
          </table:table-cell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Mbs</text:p>
          </table:table-cell>
          <table:table-cell office:value-type="string" calcext:value-type="string">
            <text:p>Hours</text:p>
          </table:table-cell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Mbs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time" office:time-value="PT00H42M34S" calcext:value-type="time">
            <text:p>00:42:34</text:p>
          </table:table-cell>
          <table:table-cell table:style-name="ce1" office:value-type="float" office:value="117.5" calcext:value-type="float">
            <text:p>117.5</text:p>
          </table:table-cell>
          <table:table-cell table:formula="of:=[.B4]*24" office:value-type="float" office:value="0.709444444444444" calcext:value-type="float">
            <text:p>0.7094444444</text:p>
          </table:table-cell>
          <table:table-cell table:style-name="ce2" office:value-type="time" office:time-value="PT00H37M28S" calcext:value-type="time">
            <text:p>00:37:28</text:p>
          </table:table-cell>
          <table:table-cell table:style-name="ce1" office:value-type="float" office:value="98.5" calcext:value-type="float">
            <text:p>98.5</text:p>
          </table:table-cell>
          <table:table-cell table:style-name="ce4" table:formula="of:=[.E4]*24" office:value-type="float" office:value="0.624444444444444" calcext:value-type="float">
            <text:p>0.6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time" office:time-value="PT00H59M28S" calcext:value-type="time">
            <text:p>00:59:28</text:p>
          </table:table-cell>
          <table:table-cell table:style-name="ce1" office:value-type="float" office:value="90.3" calcext:value-type="float">
            <text:p>90.3</text:p>
          </table:table-cell>
          <table:table-cell table:formula="of:=[.B5]*24" office:value-type="float" office:value="0.991111111111111" calcext:value-type="float">
            <text:p>0.9911111111</text:p>
          </table:table-cell>
          <table:table-cell table:style-name="ce2" office:value-type="time" office:time-value="PT01H11M28S" calcext:value-type="time">
            <text:p>01:11:28</text:p>
          </table:table-cell>
          <table:table-cell table:style-name="ce1" office:value-type="float" office:value="90" calcext:value-type="float">
            <text:p>90</text:p>
          </table:table-cell>
          <table:table-cell table:style-name="ce4" table:formula="of:=[.E5]*24" office:value-type="float" office:value="1.19111111111111" calcext:value-type="float">
            <text:p>1.1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time" office:time-value="PT01H58M18S" calcext:value-type="time">
            <text:p>01:58:18</text:p>
          </table:table-cell>
          <table:table-cell table:style-name="ce1" office:value-type="float" office:value="107.4" calcext:value-type="float">
            <text:p>107.4</text:p>
          </table:table-cell>
          <table:table-cell table:formula="of:=[.B6]*24" office:value-type="float" office:value="1.97166666666667" calcext:value-type="float">
            <text:p>1.9716666667</text:p>
          </table:table-cell>
          <table:table-cell table:style-name="ce2" office:value-type="time" office:time-value="PT01H52M45S" calcext:value-type="time">
            <text:p>01:52:45</text:p>
          </table:table-cell>
          <table:table-cell table:style-name="ce1" office:value-type="float" office:value="106.9" calcext:value-type="float">
            <text:p>106.9</text:p>
          </table:table-cell>
          <table:table-cell table:style-name="ce4" table:formula="of:=[.E6]*24" office:value-type="float" office:value="1.87916666666667" calcext:value-type="float">
            <text:p>1.8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time" office:time-value="PT03H40M42S" calcext:value-type="time">
            <text:p>03:40:42</text:p>
          </table:table-cell>
          <table:table-cell table:style-name="ce1" office:value-type="float" office:value="132.5" calcext:value-type="float">
            <text:p>132.5</text:p>
          </table:table-cell>
          <table:table-cell table:formula="of:=[.B7]*24" office:value-type="float" office:value="3.67833333333333" calcext:value-type="float">
            <text:p>3.6783333333</text:p>
          </table:table-cell>
          <table:table-cell table:style-name="ce2" office:value-type="time" office:time-value="PT03H16M40S" calcext:value-type="time">
            <text:p>03:16:40</text:p>
          </table:table-cell>
          <table:table-cell table:style-name="ce1" office:value-type="float" office:value="132.6" calcext:value-type="float">
            <text:p>132.6</text:p>
          </table:table-cell>
          <table:table-cell table:style-name="ce4" table:formula="of:=[.E7]*24" office:value-type="float" office:value="3.27777777777778" calcext:value-type="float">
            <text:p>3.2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time" office:time-value="PT16H46M27S" calcext:value-type="time">
            <text:p>16:46:27</text:p>
          </table:table-cell>
          <table:table-cell table:style-name="ce3" office:value-type="float" office:value="535.6" calcext:value-type="float">
            <text:p>535.6</text:p>
          </table:table-cell>
          <table:table-cell table:formula="of:=[.B8]*24" office:value-type="float" office:value="16.7741666666667" calcext:value-type="float">
            <text:p>16.7741666667</text:p>
          </table:table-cell>
          <table:table-cell table:style-name="ce2" office:value-type="time" office:time-value="PT19H37M17S" calcext:value-type="time">
            <text:p>19:37:17</text:p>
          </table:table-cell>
          <table:table-cell table:style-name="ce1" office:value-type="float" office:value="376.7" calcext:value-type="float">
            <text:p>376.7</text:p>
          </table:table-cell>
          <table:table-cell table:style-name="ce4" table:formula="of:=[.E8]*24" office:value-type="float" office:value="19.6213888888889" calcext:value-type="float">
            <text:p>19.62</text:p>
          </table:table-cell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formula="of:=LN([.A4])" office:value-type="float" office:value="0.693147180559945" calcext:value-type="float">
            <text:p>0.6931471806</text:p>
          </table:table-cell>
          <table:table-cell table:style-name="ce1"/>
          <table:table-cell table:style-name="ce1" table:formula="of:=LN([.C4])" office:value-type="float" office:value="4.76643833358421" calcext:value-type="float">
            <text:p>4.7664383336</text:p>
          </table:table-cell>
          <table:table-cell table:style-name="ce1" table:formula="of:=LN([.D4])" office:value-type="float" office:value="-0.343273087851717" calcext:value-type="float">
            <text:p>-0.3432730879</text:p>
          </table:table-cell>
          <table:table-cell table:style-name="ce1"/>
          <table:table-cell table:style-name="ce1" table:formula="of:=LN([.F4])" office:value-type="float" office:value="4.59005654817804" calcext:value-type="float">
            <text:p>4.5900565482</text:p>
          </table:table-cell>
          <table:table-cell table:style-name="ce1" table:formula="of:=LN([.G4])" office:value-type="float" office:value="-0.47089291343062" calcext:value-type="float">
            <text:p>-0.4708929134</text:p>
          </table:table-cell>
        </table:table-row>
        <table:table-row table:style-name="ro1">
          <table:table-cell table:style-name="ce1" table:formula="of:=LN([.A5])" office:value-type="float" office:value="1.09861228866811" calcext:value-type="float">
            <text:p>1.0986122887</text:p>
          </table:table-cell>
          <table:table-cell table:style-name="ce1"/>
          <table:table-cell table:style-name="ce1" table:formula="of:=LN([.C5])" office:value-type="float" office:value="4.50313746042294" calcext:value-type="float">
            <text:p>4.5031374604</text:p>
          </table:table-cell>
          <table:table-cell table:style-name="ce1" table:formula="of:=LN([.D5])" office:value-type="float" office:value="-0.00892863074430143" calcext:value-type="float">
            <text:p>-0.0089286307</text:p>
          </table:table-cell>
          <table:table-cell table:style-name="ce1"/>
          <table:table-cell table:style-name="ce1" table:formula="of:=LN([.F5])" office:value-type="float" office:value="4.49980967033027" calcext:value-type="float">
            <text:p>4.4998096703</text:p>
          </table:table-cell>
          <table:table-cell table:style-name="ce1" table:formula="of:=LN([.G5])" office:value-type="float" office:value="0.174886578306436" calcext:value-type="float">
            <text:p>0.1748865783</text:p>
          </table:table-cell>
        </table:table-row>
        <table:table-row table:style-name="ro1">
          <table:table-cell table:style-name="ce1" table:formula="of:=LN([.A6])" office:value-type="float" office:value="1.38629436111989" calcext:value-type="float">
            <text:p>1.3862943611</text:p>
          </table:table-cell>
          <table:table-cell table:style-name="ce1"/>
          <table:table-cell table:style-name="ce1" table:formula="of:=LN([.C6])" office:value-type="float" office:value="4.67656018207476" calcext:value-type="float">
            <text:p>4.6765601821</text:p>
          </table:table-cell>
          <table:table-cell table:style-name="ce1" table:formula="of:=LN([.D6])" office:value-type="float" office:value="0.67887920876224" calcext:value-type="float">
            <text:p>0.6788792088</text:p>
          </table:table-cell>
          <table:table-cell table:style-name="ce1"/>
          <table:table-cell table:style-name="ce1" table:formula="of:=LN([.F6])" office:value-type="float" office:value="4.671893818031" calcext:value-type="float">
            <text:p>4.671893818</text:p>
          </table:table-cell>
          <table:table-cell table:style-name="ce1" table:formula="of:=LN([.G6])" office:value-type="float" office:value="0.630828416160687" calcext:value-type="float">
            <text:p>0.6308284162</text:p>
          </table:table-cell>
        </table:table-row>
        <table:table-row table:style-name="ro1">
          <table:table-cell table:style-name="ce1" table:formula="of:=LN([.A7])" office:value-type="float" office:value="1.6094379124341" calcext:value-type="float">
            <text:p>1.6094379124</text:p>
          </table:table-cell>
          <table:table-cell table:style-name="ce1"/>
          <table:table-cell table:style-name="ce1" table:formula="of:=LN([.C7])" office:value-type="float" office:value="4.88658264542628" calcext:value-type="float">
            <text:p>4.8865826454</text:p>
          </table:table-cell>
          <table:table-cell table:style-name="ce1" table:formula="of:=LN([.D7])" office:value-type="float" office:value="1.30245975104059" calcext:value-type="float">
            <text:p>1.302459751</text:p>
          </table:table-cell>
          <table:table-cell table:style-name="ce1"/>
          <table:table-cell table:style-name="ce1" table:formula="of:=LN([.F7])" office:value-type="float" office:value="4.88733707775176" calcext:value-type="float">
            <text:p>4.8873370778</text:p>
          </table:table-cell>
          <table:table-cell table:style-name="ce1" table:formula="of:=LN([.G7])" office:value-type="float" office:value="1.18716568600955" calcext:value-type="float">
            <text:p>1.187165686</text:p>
          </table:table-cell>
        </table:table-row>
        <table:table-row table:style-name="ro1">
          <table:table-cell table:style-name="ce1" table:formula="of:=LN([.A8])" office:value-type="float" office:value="2.30258509299405" calcext:value-type="float">
            <text:p>2.302585093</text:p>
          </table:table-cell>
          <table:table-cell/>
          <table:table-cell table:style-name="ce1" table:formula="of:=LN([.C8])" office:value-type="float" office:value="6.28338761381702" calcext:value-type="float">
            <text:p>6.2833876138</text:p>
          </table:table-cell>
          <table:table-cell table:style-name="ce1" table:formula="of:=LN([.D8])" office:value-type="float" office:value="2.81984000452494" calcext:value-type="float">
            <text:p>2.8198400045</text:p>
          </table:table-cell>
          <table:table-cell/>
          <table:table-cell table:style-name="ce1" table:formula="of:=LN([.F8])" office:value-type="float" office:value="5.931449114698" calcext:value-type="float">
            <text:p>5.9314491147</text:p>
          </table:table-cell>
          <table:table-cell table:style-name="ce1" table:formula="of:=LN([.G8])" office:value-type="float" office:value="2.97662024107564" calcext:value-type="float">
            <text:p>2.9766202411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X^2</text:p>
          </table:table-cell>
          <table:table-cell/>
          <table:table-cell office:value-type="float" office:value="1.1921" calcext:value-type="float">
            <text:p>1.1921</text:p>
          </table:table-cell>
          <table:table-cell office:value-type="float" office:value="0.4678" calcext:value-type="float">
            <text:p>0.467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^1</text:p>
          </table:table-cell>
          <table:table-cell/>
          <table:table-cell office:value-type="float" office:value="-2.6132" calcext:value-type="float">
            <text:p>-2.6132</text:p>
          </table:table-cell>
          <table:table-cell office:value-type="float" office:value="0.6353" calcext:value-type="float">
            <text:p>0.6353</text:p>
          </table:table-cell>
          <table:table-cell/>
          <table:table-cell office:value-type="float" office:value="2.5765" calcext:value-type="float">
            <text:p>2.5765</text:p>
          </table:table-cell>
          <table:table-cell office:value-type="float" office:value="2.1593" calcext:value-type="float">
            <text:p>2.1593</text:p>
          </table:table-cell>
        </table:table-row>
        <table:table-row table:style-name="ro1">
          <table:table-cell office:value-type="string" calcext:value-type="string">
            <text:p>X^0</text:p>
          </table:table-cell>
          <table:table-cell/>
          <table:table-cell office:value-type="float" office:value="5.9866" calcext:value-type="float">
            <text:p>5.9866</text:p>
          </table:table-cell>
          <table:table-cell office:value-type="float" office:value="-1.0871" calcext:value-type="float">
            <text:p>-1.0871</text:p>
          </table:table-cell>
          <table:table-cell/>
          <table:table-cell office:value-type="float" office:value="-0.6536" calcext:value-type="float">
            <text:p>-0.6536</text:p>
          </table:table-cell>
          <table:table-cell office:value-type="float" office:value="-2.1622" calcext:value-type="float">
            <text:p>-2.16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LN([.A29])" office:value-type="float" office:value="2.70805020110221" calcext:value-type="float">
            <text:p>2.7080502011</text:p>
          </table:table-cell>
          <table:table-cell/>
          <table:table-cell table:formula="of:=[.C$16]*([.$A20]^2) +[.C$17]*[.$A20] + [.C$18]" office:value-type="float" office:value="7.65223135096302" calcext:value-type="float">
            <text:p>7.652231351</text:p>
          </table:table-cell>
          <table:table-cell table:formula="of:=[.D$16]*([.$A20]^2) +[.D$17]*[.$A20] + [.D$18]" office:value-type="float" office:value="4.06395238289269" calcext:value-type="float">
            <text:p>4.0639523829</text:p>
          </table:table-cell>
          <table:table-cell/>
          <table:table-cell table:formula="of:=[.F$16]*([.$A20]^2) +[.F$17]*[.$A20] + [.F$18]" office:value-type="float" office:value="6.32369134313985" calcext:value-type="float">
            <text:p>6.3236913431</text:p>
          </table:table-cell>
          <table:table-cell table:formula="of:=[.G$16]*([.$A20]^2) +[.G$17]*[.$A20] + [.G$18]" office:value-type="float" office:value="3.68529279924" calcext:value-type="float">
            <text:p>3.6852927992</text:p>
          </table:table-cell>
        </table:table-row>
        <table:table-row table:style-name="ro1">
          <table:table-cell table:formula="of:=LN([.A30])" office:value-type="float" office:value="2.99573227355399" calcext:value-type="float">
            <text:p>2.9957322736</text:p>
          </table:table-cell>
          <table:table-cell/>
          <table:table-cell table:formula="of:=[.C$16]*([.$A21]^2) +[.C$17]*[.$A21] + [.C$18]" office:value-type="float" office:value="8.85654879487124" calcext:value-type="float">
            <text:p>8.8565487949</text:p>
          </table:table-cell>
          <table:table-cell table:formula="of:=[.D$16]*([.$A21]^2) +[.D$17]*[.$A21] + [.D$18]" office:value-type="float" office:value="5.01431857907036" calcext:value-type="float">
            <text:p>5.0143185791</text:p>
          </table:table-cell>
          <table:table-cell/>
          <table:table-cell table:formula="of:=[.F$16]*([.$A21]^2) +[.F$17]*[.$A21] + [.F$18]" office:value-type="float" office:value="7.06490420281186" calcext:value-type="float">
            <text:p>7.0649042028</text:p>
          </table:table-cell>
          <table:table-cell table:formula="of:=[.G$16]*([.$A21]^2) +[.G$17]*[.$A21] + [.G$18]" office:value-type="float" office:value="4.30648469828513" calcext:value-type="float">
            <text:p>4.3064846983</text:p>
          </table:table-cell>
        </table:table-row>
        <table:table-row table:style-name="ro1">
          <table:table-cell table:formula="of:=LN([.A31])" office:value-type="float" office:value="3.40119738166216" calcext:value-type="float">
            <text:p>3.4011973817</text:p>
          </table:table-cell>
          <table:table-cell/>
          <table:table-cell table:formula="of:=[.C$16]*([.$A22]^2) +[.C$17]*[.$A22] + [.C$18]" office:value-type="float" office:value="10.8889750224018" calcext:value-type="float">
            <text:p>10.8889750224</text:p>
          </table:table-cell>
          <table:table-cell table:formula="of:=[.D$16]*([.$A22]^2) +[.D$17]*[.$A22] + [.D$18]" office:value-type="float" office:value="6.4852582862281" calcext:value-type="float">
            <text:p>6.4852582862</text:p>
          </table:table-cell>
          <table:table-cell/>
          <table:table-cell table:formula="of:=[.F$16]*([.$A22]^2) +[.F$17]*[.$A22] + [.F$18]" office:value-type="float" office:value="8.10958505385254" calcext:value-type="float">
            <text:p>8.1095850539</text:p>
          </table:table-cell>
          <table:table-cell table:formula="of:=[.G$16]*([.$A22]^2) +[.G$17]*[.$A22] + [.G$18]" office:value-type="float" office:value="5.18200550622309" calcext:value-type="float">
            <text:p>5.1820055062</text:p>
          </table:table-cell>
        </table:table-row>
        <table:table-row table:style-name="ro1">
          <table:table-cell table:formula="of:=LN([.A32])" office:value-type="float" office:value="3.68887945411394" calcext:value-type="float">
            <text:p>3.6888794541</text:p>
          </table:table-cell>
          <table:table-cell/>
          <table:table-cell table:formula="of:=[.C$16]*([.$A23]^2) +[.C$17]*[.$A23] + [.C$18]" office:value-type="float" office:value="12.568716293037" calcext:value-type="float">
            <text:p>12.568716293</text:p>
          </table:table-cell>
          <table:table-cell table:formula="of:=[.D$16]*([.$A23]^2) +[.D$17]*[.$A23] + [.D$18]" office:value-type="float" office:value="7.62218875230167" calcext:value-type="float">
            <text:p>7.6221887523</text:p>
          </table:table-cell>
          <table:table-cell/>
          <table:table-cell table:formula="of:=[.F$16]*([.$A23]^2) +[.F$17]*[.$A23] + [.F$18]" office:value-type="float" office:value="8.85079791352456" calcext:value-type="float">
            <text:p>8.8507979135</text:p>
          </table:table-cell>
          <table:table-cell table:formula="of:=[.G$16]*([.$A23]^2) +[.G$17]*[.$A23] + [.G$18]" office:value-type="float" office:value="5.80319740526822" calcext:value-type="float">
            <text:p>5.8031974053</text:p>
          </table:table-cell>
        </table:table-row>
        <table:table-row table:style-name="ro1">
          <table:table-cell table:formula="of:=LN([.A33])" office:value-type="float" office:value="3.91202300542815" calcext:value-type="float">
            <text:p>3.9120230054</text:p>
          </table:table-cell>
          <table:table-cell/>
          <table:table-cell table:formula="of:=[.C$16]*([.$A24]^2) +[.C$17]*[.$A24] + [.C$18]" office:value-type="float" office:value="14.0075092766536" calcext:value-type="float">
            <text:p>14.0075092767</text:p>
          </table:table-cell>
          <table:table-cell table:formula="of:=[.D$16]*([.$A24]^2) +[.D$17]*[.$A24] + [.D$18]" office:value-type="float" office:value="8.55738386020906" calcext:value-type="float">
            <text:p>8.5573838602</text:p>
          </table:table-cell>
          <table:table-cell/>
          <table:table-cell table:formula="of:=[.F$16]*([.$A24]^2) +[.F$17]*[.$A24] + [.F$18]" office:value-type="float" office:value="9.42572727348562" calcext:value-type="float">
            <text:p>9.4257272735</text:p>
          </table:table-cell>
          <table:table-cell table:formula="of:=[.G$16]*([.$A24]^2) +[.G$17]*[.$A24] + [.G$18]" office:value-type="float" office:value="6.28503127562099" calcext:value-type="float">
            <text:p>6.285031275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Padua Order</text:p>
          </table:table-cell>
          <table:table-cell table:style-name="ce1"/>
          <table:table-cell table:style-name="ce1" office:value-type="string" calcext:value-type="string">
            <text:p>Request MB</text:p>
          </table:table-cell>
          <table:table-cell office:value-type="string" calcext:value-type="string">
            <text:p>Request Hrs</text:p>
          </table:table-cell>
          <table:table-cell table:style-name="ce1"/>
          <table:table-cell table:style-name="ce1" office:value-type="string" calcext:value-type="string">
            <text:p>Request MB</text:p>
          </table:table-cell>
          <table:table-cell office:value-type="string" calcext:value-type="string">
            <text:p>Request Hr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4" table:formula="of:=EXP([.C20])" office:value-type="float" office:value="2105.33810035151" calcext:value-type="float">
            <text:p>2,105.34</text:p>
          </table:table-cell>
          <table:table-cell table:style-name="ce4" table:formula="of:=EXP([.D20])" office:value-type="float" office:value="58.2039011693807" calcext:value-type="float">
            <text:p>58.20</text:p>
          </table:table-cell>
          <table:table-cell table:style-name="ce4"/>
          <table:table-cell table:style-name="ce4" table:formula="of:=EXP([.F20])" office:value-type="float" office:value="557.627592790204" calcext:value-type="float">
            <text:p>557.63</text:p>
          </table:table-cell>
          <table:table-cell table:style-name="ce4" table:formula="of:=EXP([.G20])" office:value-type="float" office:value="39.8567907795882" calcext:value-type="float">
            <text:p>39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4" table:formula="of:=EXP([.C21])" office:value-type="float" office:value="7020.21269413881" calcext:value-type="float">
            <text:p>7,020.21</text:p>
          </table:table-cell>
          <table:table-cell table:style-name="ce4" table:formula="of:=EXP([.D21])" office:value-type="float" office:value="150.553511490621" calcext:value-type="float">
            <text:p>150.55</text:p>
          </table:table-cell>
          <table:table-cell table:style-name="ce4"/>
          <table:table-cell table:style-name="ce4" table:formula="of:=EXP([.F21])" office:value-type="float" office:value="1170.1698671034" calcext:value-type="float">
            <text:p>1,170.17</text:p>
          </table:table-cell>
          <table:table-cell table:style-name="ce4" table:formula="of:=EXP([.G21])" office:value-type="float" office:value="74.1792675668891" calcext:value-type="float">
            <text:p>74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4" table:formula="of:=EXP([.C22])" office:value-type="float" office:value="53582.3511046451" calcext:value-type="float">
            <text:p>53,582.35</text:p>
          </table:table-cell>
          <table:table-cell table:style-name="ce4" table:formula="of:=EXP([.D22])" office:value-type="float" office:value="655.408225297616" calcext:value-type="float">
            <text:p>655.41</text:p>
          </table:table-cell>
          <table:table-cell table:style-name="ce4"/>
          <table:table-cell table:style-name="ce4" table:formula="of:=EXP([.F22])" office:value-type="float" office:value="3326.19755064212" calcext:value-type="float">
            <text:p>3,326.20</text:p>
          </table:table-cell>
          <table:table-cell table:style-name="ce4" table:formula="of:=EXP([.G22])" office:value-type="float" office:value="178.039512540578" calcext:value-type="float">
            <text:p>178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4" table:formula="of:=EXP([.C23])" office:value-type="float" office:value="287424.729077653" calcext:value-type="float">
            <text:p>287,424.73</text:p>
          </table:table-cell>
          <table:table-cell table:style-name="ce4" table:formula="of:=EXP([.D23])" office:value-type="float" office:value="2043.02892394465" calcext:value-type="float">
            <text:p>2,043.03</text:p>
          </table:table-cell>
          <table:table-cell table:style-name="ce4"/>
          <table:table-cell table:style-name="ce4" table:formula="of:=EXP([.F23])" office:value-type="float" office:value="6979.95615015935" calcext:value-type="float">
            <text:p>6,979.96</text:p>
          </table:table-cell>
          <table:table-cell table:style-name="ce4" table:formula="of:=EXP([.G23])" office:value-type="float" office:value="331.357351655861" calcext:value-type="float">
            <text:p>331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4" table:formula="of:=EXP([.C24])" office:value-type="float" office:value="1211668.96443947" calcext:value-type="float">
            <text:p>1,211,668.96</text:p>
          </table:table-cell>
          <table:table-cell table:style-name="ce4" table:formula="of:=EXP([.D24])" office:value-type="float" office:value="5205.04621623296" calcext:value-type="float">
            <text:p>5,205.05</text:p>
          </table:table-cell>
          <table:table-cell table:style-name="ce4"/>
          <table:table-cell table:style-name="ce4" table:formula="of:=EXP([.F24])" office:value-type="float" office:value="12403.4169421664" calcext:value-type="float">
            <text:p>12,403.42</text:p>
          </table:table-cell>
          <table:table-cell table:style-name="ce4" table:formula="of:=EXP([.G24])" office:value-type="float" office:value="536.481069153708" calcext:value-type="float">
            <text:p>536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9"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8:49:26.048343305</meta:creation-date>
    <dc:date>2019-10-29T19:47:46.183087048</dc:date>
    <meta:editing-duration>PT11M8S</meta:editing-duration>
    <meta:editing-cycles>3</meta:editing-cycles>
    <meta:generator>LibreOffice/5.1.6.2$Linux_X86_64 LibreOffice_project/10m0$Build-2</meta:generator>
    <meta:document-statistic meta:table-count="1" meta:cell-count="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5cm" svg:height="9cm" xlink:href=".." xlink:type="simple" chart:class="chart:scatter" chart:style-name="ch1">
        <chart:plot-area chart:style-name="ch2" table:cell-range-address="Sheet1.A10:Sheet1.A14 Sheet1.C10:Sheet1.C14" svg:x="0.24cm" svg:y="0.18cm" svg:width="11.535cm" svg:height="8.64cm">
          <chartooo:coordinate-region svg:x="0.676cm" svg:y="0.379cm" svg:width="10.858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0:Sheet1.C14" chart:class="chart:scatter">
            <chart:domain table:cell-range-address="Sheet1.A10:Sheet1.A14"/>
            <chart:regression-curve chart:style-name="ch6">
              <chart:equation chart:display-equation="true" chart:display-r-square="true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47180559945">
                <text:p>0.693147180559945</text:p>
                <draw:g>
                  <svg:desc>Sheet1.A10:Sheet1.A14</svg:desc>
                </draw:g>
              </table:table-cell>
              <table:table-cell office:value-type="float" office:value="4.76643833358421">
                <text:p>4.76643833358421</text:p>
                <draw:g>
                  <svg:desc>Sheet1.C10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4.50313746042294">
                <text:p>4.50313746042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4.67656018207476">
                <text:p>4.67656018207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4.88658264542628">
                <text:p>4.88658264542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6.28338761381702">
                <text:p>6.28338761381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10:Sheet1.A14 Sheet1.D10:Sheet1.D14" svg:x="0.32cm" svg:y="0.18cm" svg:width="10.497cm" svg:height="8.64cm">
          <chartooo:coordinate-region svg:x="1.153cm" svg:y="0.379cm" svg:width="9.4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14" chart:class="chart:scatter">
            <chart:domain table:cell-range-address="Sheet1.A10:Sheet1.A14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47180559945">
                <text:p>0.693147180559945</text:p>
                <draw:g>
                  <svg:desc>Sheet1.A10:Sheet1.A14</svg:desc>
                </draw:g>
              </table:table-cell>
              <table:table-cell office:value-type="float" office:value="-0.343273087851717">
                <text:p>-0.343273087851717</text:p>
                <draw:g>
                  <svg:desc>Sheet1.D10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-0.00892863074430143">
                <text:p>-0.00892863074430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0.67887920876224">
                <text:p>0.67887920876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.30245975104059">
                <text:p>1.30245975104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81984000452494">
                <text:p>2.81984000452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06cm" svg:height="9cm" xlink:href=".." xlink:type="simple" chart:class="chart:scatter" chart:style-name="ch1">
        <chart:legend chart:legend-position="end" svg:x="10.318cm" svg:y="3.952cm" style:legend-expansion="high" chart:style-name="ch2"/>
        <chart:plot-area chart:style-name="ch3" table:cell-range-address="Sheet1.A10:Sheet1.A14 Sheet1.F10:Sheet1.F14" svg:x="0.258cm" svg:y="0.18cm" svg:width="9.802cm" svg:height="8.64cm">
          <chartooo:coordinate-region svg:x="0.694cm" svg:y="0.379cm" svg:width="9.1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A10:Sheet1.A14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93147180559945">
                <text:p>0.693147180559945</text:p>
                <draw:g>
                  <svg:desc>Sheet1.A10:Sheet1.A14</svg:desc>
                </draw:g>
              </table:table-cell>
            </table:table-row>
            <table:table-row>
              <table:table-cell office:value-type="string"/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/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/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/>
              <table:table-cell office:value-type="float" office:value="2.30258509299405">
                <text:p>2.30258509299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10:Sheet1.A14 Sheet1.G10:Sheet1.G14" svg:x="0.32cm" svg:y="0.18cm" svg:width="11.238cm" svg:height="8.64cm">
          <chartooo:coordinate-region svg:x="1.153cm" svg:y="0.379cm" svg:width="10.1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:Sheet1.G14" chart:class="chart:scatter">
            <chart:domain table:cell-range-address="Sheet1.A10:Sheet1.A14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47180559945">
                <text:p>0.693147180559945</text:p>
                <draw:g>
                  <svg:desc>Sheet1.A10:Sheet1.A14</svg:desc>
                </draw:g>
              </table:table-cell>
              <table:table-cell office:value-type="float" office:value="-0.47089291343062">
                <text:p>-0.47089291343062</text:p>
                <draw:g>
                  <svg:desc>Sheet1.G10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0.174886578306436">
                <text:p>0.174886578306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0.630828416160687">
                <text:p>0.630828416160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.18716568600955">
                <text:p>1.18716568600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97662024107564">
                <text:p>2.976620241075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